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ans" svg:font-family="Sans" style:font-family-generic="swiss"/>
  </office:font-face-decls>
  <office:automatic-styles>
    <style:style style:name="Table12" style:family="table">
      <style:table-properties style:width="7.7653in" table:align="margins"/>
    </style:style>
    <style:style style:name="Table12.A" style:family="table-column">
      <style:table-column-properties style:column-width="7.7653in" style:rel-column-width="65535*"/>
    </style:style>
    <style:style style:name="Table12.A1" style:family="table-cell">
      <style:table-cell-properties fo:padding="0.0382in" fo:border="0.5pt solid #000000"/>
    </style:style>
    <style:style style:name="Table26" style:family="table">
      <style:table-properties style:width="7.7653in" table:align="margins"/>
    </style:style>
    <style:style style:name="Table26.A" style:family="table-column">
      <style:table-column-properties style:column-width="7.7653in" style:rel-column-width="65535*"/>
    </style:style>
    <style:style style:name="Table26.A1" style:family="table-cell">
      <style:table-cell-properties fo:padding="0.0382in" fo:border-left="0.5pt solid #000000" fo:border-right="none" fo:border-top="none" fo:border-bottom="none" style:writing-mode="page"/>
    </style:style>
    <style:style style:name="P1" style:family="paragraph" style:parent-style-name="Text_20_body">
      <style:paragraph-properties fo:text-align="justify" style:justify-single-word="false"/>
      <style:text-properties style:font-name="Cantarell Light" fo:font-size="12pt" fo:language="ru" fo:country="RU" officeooo:rsid="000ef6c7" officeooo:paragraph-rsid="015404c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f8bdfe" officeooo:paragraph-rsid="0166b827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Cantarell Light" fo:font-size="12pt" fo:language="ru" fo:country="RU" officeooo:rsid="01574ef0" officeooo:paragraph-rsid="01574ef0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Cantarell Light" fo:font-size="12pt" fo:language="ru" fo:country="RU" officeooo:rsid="015cae24" officeooo:paragraph-rsid="015cae24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Cantarell Light" fo:font-size="12pt" fo:language="ru" fo:country="RU" officeooo:rsid="0169101f" officeooo:paragraph-rsid="0169101f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737aea" officeooo:paragraph-rsid="016a8cee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Cantarell Light" fo:language="ru" fo:country="RU" fo:font-weight="bold" officeooo:rsid="015cae24" officeooo:paragraph-rsid="015cae24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2pt" officeooo:rsid="00a71e53" officeooo:paragraph-rsid="015404c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Sans" fo:font-size="14pt" fo:language="ru" fo:country="RU" officeooo:rsid="00f8bdfe" officeooo:paragraph-rsid="0166b82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onsolas" fo:font-size="12pt" fo:language="ru" fo:country="RU" officeooo:rsid="000c07c4" officeooo:paragraph-rsid="015404c7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fo:font-weight="bold" officeooo:rsid="00a46624" officeooo:paragraph-rsid="016a8cee" style:font-size-asian="12pt" style:font-weight-asian="bold" style:font-size-complex="12pt" style:font-weight-complex="bold"/>
    </style:style>
    <style:style style:name="P12" style:family="paragraph" style:parent-style-name="Heading_20_2">
      <style:paragraph-properties fo:text-align="start" style:justify-single-word="false"/>
      <style:text-properties style:font-name="Cantarell Light" fo:font-size="14pt" fo:language="ru" fo:country="RU" officeooo:rsid="004f58fd" officeooo:paragraph-rsid="015404c7" style:font-size-asian="14pt" style:font-size-complex="14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5eefd4" officeooo:paragraph-rsid="0167ab05" style:font-size-asian="12pt" style:font-size-complex="12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608195" officeooo:paragraph-rsid="0167ab05" style:font-size-asian="12pt" style:font-size-complex="12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61ba06" officeooo:paragraph-rsid="0167ab05" style:font-size-asian="12pt" style:font-size-complex="12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634a0e" officeooo:paragraph-rsid="0167ab05" style:font-size-asian="12pt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64e05c" officeooo:paragraph-rsid="0167ab05" style:font-size-asian="12pt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64ad79" officeooo:paragraph-rsid="0167ab05" style:font-size-asian="12pt" style:font-size-complex="12pt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Cantarell Light" fo:font-size="12pt" fo:language="ru" fo:country="RU" officeooo:rsid="0169101f" officeooo:paragraph-rsid="0169101f" style:font-size-asian="12pt" style:font-size-complex="12pt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Cantarell Light" fo:language="ru" fo:country="RU" officeooo:rsid="0167ab05" officeooo:paragraph-rsid="0167ab05"/>
    </style:style>
    <style:style style:name="T1" style:family="text">
      <style:text-properties style:font-name="Cantarell Light" fo:font-size="12pt" style:font-size-asian="12pt" style:font-size-complex="12pt"/>
    </style:style>
    <style:style style:name="T2" style:family="text">
      <style:text-properties style:font-name="Cantarell Light" fo:font-size="12pt" officeooo:rsid="0064a9a0" style:font-size-asian="12pt" style:font-size-complex="12pt"/>
    </style:style>
    <style:style style:name="T3" style:family="text">
      <style:text-properties style:font-name="Cantarell Light" fo:language="ru" fo:country="RU"/>
    </style:style>
    <style:style style:name="T4" style:family="text">
      <style:text-properties style:font-name="Cantarell Light" fo:language="ru" fo:country="RU" officeooo:rsid="000c07c4"/>
    </style:style>
    <style:style style:name="T5" style:family="text">
      <style:text-properties style:font-name="Cantarell Light" fo:language="ru" fo:country="RU" officeooo:rsid="00aa733e"/>
    </style:style>
    <style:style style:name="T6" style:family="text">
      <style:text-properties style:font-name="Cantarell Light" fo:language="ru" fo:country="RU" officeooo:rsid="00aa8b2e"/>
    </style:style>
    <style:style style:name="T7" style:family="text">
      <style:text-properties style:font-name="Cantarell Light" fo:language="ru" fo:country="RU" officeooo:rsid="00ad20e1"/>
    </style:style>
    <style:style style:name="T8" style:family="text">
      <style:text-properties style:font-name="Cantarell Light" fo:language="ru" fo:country="RU" officeooo:rsid="00ae1175"/>
    </style:style>
    <style:style style:name="T9" style:family="text">
      <style:text-properties style:font-name="Cantarell Light" fo:language="ru" fo:country="RU" officeooo:rsid="00b2ed9e"/>
    </style:style>
    <style:style style:name="T10" style:family="text">
      <style:text-properties style:font-name="Cantarell Light" fo:language="ru" fo:country="RU" officeooo:rsid="0155f3b4"/>
    </style:style>
    <style:style style:name="T11" style:family="text">
      <style:text-properties style:font-name="Cantarell Light" fo:language="ru" fo:country="RU" officeooo:rsid="016fc7a7"/>
    </style:style>
    <style:style style:name="T12" style:family="text">
      <style:text-properties style:font-name="Cantarell Light" fo:language="ru" fo:country="RU" fo:font-weight="bold" officeooo:rsid="016fc7a7" style:font-weight-asian="bold" style:font-weight-complex="bold"/>
    </style:style>
    <style:style style:name="T13" style:family="text">
      <style:text-properties style:font-name="Cantarell Light" fo:language="ru" fo:country="RU" officeooo:rsid="01818627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167201b" style:font-size-asian="12pt" style:font-size-complex="12pt"/>
    </style:style>
    <style:style style:name="T16" style:family="text">
      <style:text-properties fo:font-size="12pt" officeooo:rsid="0164e05c" style:font-size-asian="12pt" style:font-size-complex="12pt"/>
    </style:style>
    <style:style style:name="T17" style:family="text">
      <style:text-properties fo:font-size="12pt" fo:font-weight="bold" officeooo:rsid="00a4662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a71e53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1581331" style:font-size-asian="12pt" style:font-weight-asian="bold" style:font-size-complex="12pt" style:font-weight-complex="bold"/>
    </style:style>
    <style:style style:name="T20" style:family="text">
      <style:text-properties officeooo:rsid="00a46624"/>
    </style:style>
    <style:style style:name="T21" style:family="text">
      <style:text-properties officeooo:rsid="01533343"/>
    </style:style>
    <style:style style:name="T22" style:family="text">
      <style:text-properties officeooo:rsid="015a9ccd"/>
    </style:style>
    <style:style style:name="T23" style:family="text">
      <style:text-properties style:font-size-asian="12pt"/>
    </style:style>
    <style:style style:name="T24" style:family="text">
      <style:text-properties officeooo:rsid="016a8cee" style:font-size-asian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 text:is-list-header="true">Лабораторная работа <text:span text:style-name="T21">2</text:span><text:span text:style-name="T20"><text:line-break/></text:span><text:span text:style-name="T17">Т</text:span><text:span text:style-name="T18">иповой проект / </text:span><text:span text:style-name="T19">Unit-тесты</text:span></text:h>
      <text:p text:style-name="P9"><text:span text:style-name="T2">В</text:span><text:span text:style-name="T1">ариантов не предполагается</text:span></text:p>
      <text:p text:style-name="P2"/>
      <text:p text:style-name="P8"><text:span text:style-name="T3">Необходимо создать </text:span><text:span text:style-name="T4">проект </text:span><text:span text:style-name="T11">с названием </text:span><text:span text:style-name="T12">units</text:span><text:span text:style-name="T4"> </text:span><text:a xlink:type="simple" xlink:href="https://github.com/rochacbruno/python-project-template" text:style-name="Internet_20_link" text:visited-style-name="Visited_20_Internet_20_Link"><text:span text:style-name="T4">типовой структуры</text:span></text:a><text:span text:style-name="T4"> (</text:span><text:span text:style-name="T10">описанный</text:span><text:span text:style-name="T4"> в лекции 2) с наличе­ствующим виртуальным окружени</text:span><text:span text:style-name="T5">ем</text:span><text:span text:style-name="T4">, файл</text:span><text:span text:style-name="T6">ом</text:span><text:span text:style-name="T4"> requirements.</text:span><text:span text:style-name="T13">txt</text:span><text:span text:style-name="T4"> и приложенными unit-тестами. В каче­стве фреймворк</text:span><text:span text:style-name="T7">а</text:span><text:span text:style-name="T4"> для unit-тестирования предлагается использовать PyTest (который </text:span><text:span text:style-name="T8">так же описы­вается </text:span><text:span text:style-name="T4"><text:s/>в лекции 2). </text:span><text:span text:style-name="T9">О фреймворках, таких как </text:span><text:a xlink:type="simple" xlink:href="https://nose.readthedocs.io/en/latest/" text:style-name="Internet_20_link" text:visited-style-name="Visited_20_Internet_20_Link"><text:span text:style-name="T4">nosetest</text:span></text:a><text:span text:style-name="T4"> или </text:span><text:a xlink:type="simple" xlink:href="https://docs.python.org/3/library/unittest.html" text:style-name="Internet_20_link" text:visited-style-name="Visited_20_Internet_20_Link"><text:span text:style-name="T4">unittest</text:span></text:a><text:span text:style-name="T4"> </text:span><text:span text:style-name="T9">знать будет определенно полезно, но использование их в лабораторных работах недопустимо</text:span><text:span text:style-name="T4">. Проект должен иметь точку входа (main метод, или нечто подобное), и запускаться по команде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python -m <text:span text:style-name="T22">units</text:span></text:p>
          </table:table-cell>
        </table:table-row>
      </table:table>
      <text:p text:style-name="P1"/>
      <text:p text:style-name="P3">После запуска, приложение должно печатать в терминал любое сообщение, какое вам вздумается (в рамках приличия конечно). </text:p>
      <text:p text:style-name="P7"><text:span text:style-name="T14">Вторая часть задания </text:span><text:span text:style-name="T15">(обязательная)</text:span><text:span text:style-name="T14">:</text:span></text:p>
      <text:p text:style-name="P4">Необходимо покрыть unit-тестами некоторые методы класса string, а именно:</text:p>
      <text:list text:style-name="L1">
        <text:list-item>
          <text:p text:style-name="P13">capitalize()</text:p>
        </text:list-item>
        <text:list-item>
          <text:p text:style-name="P13">islower()</text:p>
        </text:list-item>
        <text:list-item>
          <text:p text:style-name="P14">isidentifier()</text:p>
        </text:list-item>
        <text:list-item>
          <text:p text:style-name="P15">endswith()</text:p>
        </text:list-item>
        <text:list-item>
          <text:p text:style-name="P16">upper()</text:p>
        </text:list-item>
        <text:list-item>
          <text:p text:style-name="P17">join()</text:p>
        </text:list-item>
        <text:list-item>
          <text:p text:style-name="P18">replace()</text:p>
        </text:list-item>
        <text:list-item>
          <text:p text:style-name="P13">isupper()</text:p>
        </text:list-item>
        <text:list-item>
          <text:p text:style-name="P14">isnumeric()</text:p>
        </text:list-item>
        <text:list-item>
          <text:p text:style-name="P15">startswith()</text:p>
        </text:list-item>
        <text:list-item>
          <text:p text:style-name="P16">lower()</text:p>
        </text:list-item>
        <text:list-item>
          <text:p text:style-name="P17">split()</text:p>
        </text:list-item>
        <text:list-item>
          <text:p text:style-name="P20"><text:span text:style-name="T16">s</text:span><text:span text:style-name="T14">wapcase()</text:span></text:p>
        </text:list-item>
        <text:list-item>
          <text:p text:style-name="P19">count()</text:p>
        </text:list-item>
        <text:list-item>
          <text:p text:style-name="P19">isdigit()</text:p>
        </text:list-item>
      </text:list>
      <text:p text:style-name="P5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6"><text:span text:style-name="T23">Автотесты </text:span><text:span text:style-name="T24">проверят отображение текста на экране после запуска приложения коммандой, после чего выполнят прогон unit-тестов. В случае наличия не менее 15ти тестов, преподаватель будет смотреть тесты вручную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ans" svg:font-family="Sans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736in" fo:margin-bottom="0.5311in" fo:margin-left="0.2866in" fo:margin-right="0.2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2:16:39.340613412</meta:creation-date>
    <dc:date>2023-09-14T17:43:45.377234283</dc:date>
    <meta:editing-duration>P6DT5H41M18S</meta:editing-duration>
    <meta:editing-cycles>400</meta:editing-cycles>
    <meta:generator>LibreOffice/7.5.5.2$Linux_X86_64 LibreOffice_project/50$Build-2</meta:generator>
    <meta:document-statistic meta:table-count="2" meta:image-count="0" meta:object-count="0" meta:page-count="1" meta:paragraph-count="23" meta:word-count="167" meta:character-count="1229" meta:non-whitespace-character-count="1098"/>
  </office:meta>
</office:document-meta>
</file>